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723bd" officeooo:paragraph-rsid="001723b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723bd" officeooo:paragraph-rsid="001723b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723bd" officeooo:paragraph-rsid="001723bd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723bd" officeooo:paragraph-rsid="001723bd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normal" officeooo:rsid="001723bd" officeooo:paragraph-rsid="001723b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bold" officeooo:rsid="00189f26" officeooo:paragraph-rsid="00189f2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normal" officeooo:rsid="00206dba" officeooo:paragraph-rsid="00206db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normal" officeooo:rsid="0020f834" officeooo:paragraph-rsid="0020f83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bold" officeooo:rsid="001df758" officeooo:paragraph-rsid="001df758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723bd" officeooo:paragraph-rsid="001723bd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cdcf" style:font-weight-asian="normal" style:font-weight-complex="normal"/>
    </style:style>
    <style:style style:name="T3" style:family="text">
      <style:text-properties officeooo:rsid="0019da01"/>
    </style:style>
    <style:style style:name="T4" style:family="text">
      <style:text-properties officeooo:rsid="001ad65e"/>
    </style:style>
    <style:style style:name="T5" style:family="text">
      <style:text-properties officeooo:rsid="001fcdcf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1fcdcf"/>
    </style:style>
    <style:style style:name="T8" style:family="text"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language="ru" fo:country="RU" style:text-underline-style="solid" style:text-underline-width="auto" style:text-underline-color="font-color" fo:font-weight="bold" officeooo:rsid="001fcdcf" style:font-weight-asian="bold" style:font-weight-complex="bold"/>
    </style:style>
    <style:style style:name="T10" style:family="text">
      <style:text-properties fo:language="ru" fo:country="RU" officeooo:rsid="001df758"/>
    </style:style>
    <style:style style:name="T11" style:family="text">
      <style:text-properties fo:language="ru" fo:country="RU" fo:font-weight="bold" officeooo:rsid="001fcdcf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151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Чувилко Илья Романович ПВ-211</text:p>
      <text:p text:style-name="P2">Тема: <text:span text:style-name="T1">«Защита информации.Авторские права на</text:span></text:p>
      <text:p text:style-name="P3">программное обеспечение»</text:p>
      <text:p text:style-name="P4">План:</text:p>
      <text:p text:style-name="P10"><text:span text:style-name="T6"/></text:p>
      <text:p text:style-name="P10"><text:span text:style-name="T11">Первая глава</text:span><text:span text:style-name="T7"> -</text:span><text:span text:style-name="T6"> </text:span><text:span text:style-name="T8">введени</text:span><text:span text:style-name="T9">е</text:span><text:span text:style-name="T10"> </text:span><text:span text:style-name="T7">(</text:span><text:span text:style-name="T10">определения</text:span><text:span text:style-name="T7">)</text:span><text:span text:style-name="T10">.</text:span></text:p>
      <text:p text:style-name="P5"/>
      <text:p text:style-name="P9"><text:span text:style-name="T1">В</text:span><text:span text:style-name="T2">о</text:span><text:span text:style-name="T1"> </text:span><text:span text:style-name="T5">второ</text:span>й главе <text:span text:style-name="T1">представлена история авторского права </text:span><text:span text:style-name="T2">в области</text:span><text:span text:style-name="T1"> программного обеспечения.</text:span></text:p>
      <text:p text:style-name="P5"/>
      <text:p text:style-name="P7">В <text:span text:style-name="T12">третьей главе </text:span>про патенты.</text:p>
      <text:p text:style-name="P6"/>
      <text:p text:style-name="P8">В <text:span text:style-name="T12">четвертой главе</text:span> <text:span text:style-name="T13">про нарушение авторского права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1-12-13T15:20:04.767000000</dc:date>
    <meta:editing-duration>PT23H12M55S</meta:editing-duration>
    <meta:editing-cycles>2</meta:editing-cycles>
    <meta:document-statistic meta:table-count="0" meta:image-count="0" meta:object-count="0" meta:page-count="1" meta:paragraph-count="8" meta:word-count="40" meta:character-count="304" meta:non-whitespace-character-count="272"/>
  </office:meta>
</office:document-meta>
</file>